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officeooo:rsid="00011e85" officeooo:paragraph-rsid="00011e85"/>
    </style:style>
    <style:style style:name="P2" style:family="paragraph" style:parent-style-name="Text_20_body">
      <style:text-properties officeooo:rsid="00011e85" officeooo:paragraph-rsid="00011e85"/>
    </style:style>
    <style:style style:name="P3" style:family="paragraph" style:parent-style-name="Text_20_body">
      <style:paragraph-properties fo:text-align="justify" style:justify-single-word="false"/>
      <style:text-properties officeooo:rsid="00011e85" officeooo:paragraph-rsid="00011e85"/>
    </style:style>
    <style:style style:name="P4" style:family="paragraph" style:parent-style-name="Text_20_body">
      <style:text-properties officeooo:paragraph-rsid="00011e8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Proposta</text:h>
      <text:p text:style-name="P4"/>
      <text:p text:style-name="P2"><text:tab/>A proposta deste trabalho é desenvolver um Descetralized App (DAPP) para a denúncia de crimes ambientais. Para tal, será utilizado uma abordagem de desenvolvimento de DAPP hibrído, onde as informações fornecidas pelo denunciante serão armazenadas dentro de uma blockchain, evitando assim que haja adulteração ou exclusão das informações por pessoas mal intencionadas.</text:p>
      <text:p text:style-name="P3"><text:tab/>Com o fim de atingir uma gama maior de usuários, o aplicativo deverá contar com uma interface amigável e de fácil interação. Ou seja, para este trabalho será necessário o desenvolvimento de um front end. Já para tratar e trabalhar com as informações fornecidas pelo denunciante, será necessário o desenvolvimento de uma outra parte da aplicação, um back en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8T21:36:18.132000000</meta:creation-date>
    <dc:date>2022-05-18T21:58:14.735000000</dc:date>
    <meta:editing-duration>PT1M36S</meta:editing-duration>
    <meta:editing-cycles>1</meta:editing-cycles>
    <meta:document-statistic meta:table-count="0" meta:image-count="0" meta:object-count="0" meta:page-count="1" meta:paragraph-count="3" meta:word-count="112" meta:character-count="735" meta:non-whitespace-character-count="624"/>
    <meta:generator>LibreOffice/7.3.3.2$Windows_X86_64 LibreOffice_project/d1d0ea68f081ee2800a922cac8f79445e4603348</meta:generator>
  </office:meta>
</office:document-meta>
</file>